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DDMockitoTest.should_stub_with_answ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DDMockitoTest.should_stub_by_delegating_to_real_method_using_typical_stubbing_synt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DDMockitoTest.should_fail_when_mock_had_more_interactions_than_expec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DDMockitoTest.should_stub_by_delegating_to_real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son.drive( Car c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DDMockitoTest.should_stub_void_with_exception_class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DDMockitoTest.should_stub_with_will_answer_ali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erson.ride( Bike bik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DDMockitoTest.should_pass_for_expected_behavior_that_happe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DDMockitoTest.should_all_stubbed_mock_reference_acce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DDMockitoTest.should_stub_void_consecutive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DDMockitoTest.should_pass_for_interactions_that_happened_in_correct_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DDMockitoTest.should_validate_that_mock_had_no_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DMockitoTest.should_stub_using_do_answer_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DDMockitoTest.should_pass_fluent_bdd_scenar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DDMockitoTest.should_fail_for_expected_behavior_that_did_not_hap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DDMockitoTest.should_fail_for_interactions_that_were_in_wrong_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DDMockitoTest.should_validate_mock_when_verifying_with_expected_number_of_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DDMockitoTest.should_stub_consecutively_with_call_real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DDMockitoTest.should_stub_void_consecutively_with_exception_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DDMockitoTest.should_stub_vo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DDMockitoTest.should_stub_using_do_return_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DDMockitoTest.should_stub_with_throw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DDMockitoTest.should_stub_void_with_exception_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DDMockitoTest.should_stub_with_throwable_class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DDMockitoTest.should_pass_fluent_bdd_scenario_with_ordered_verification_for_two_m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DDMockitoTest.should_stu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DDMockitoTest.should_return_consecutive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DDMockitoTest.should_stub_with_throwable_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DDMockitoTest.should_fail_when_checking_order_of_interactions_that_did_not_hap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DDMockitoTest.should_validate_mock_when_verifying_no_more_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DDMockitoTest.should_stub_consecutive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g.ba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DDMockitoTest.should_pass_fluent_bdd_scenario_with_ordered_ver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lice.chase( Car c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DDMockitoTest.should_validate_mock_when_verify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